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78cm" fo:min-width="2.5cm"/>
      <style:paragraph-properties style:writing-mode="lr-tb"/>
    </style:style>
    <style:style style:name="gr13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cm" svg:height="3cm" svg:x="13.5cm" svg:y="6.5cm">
          <text:p text:style-name="P1"><text:span text:style-name="T1">SL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cm" svg:height="2.5cm" svg:x="1cm" svg:y="6.872cm">
          <text:p text:style-name="P2"><text:span text:style-name="T2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5cm" svg:height="2.5cm" svg:x="16cm" svg:y="2.5cm">
          <text:p text:style-name="P2"><text:span text:style-name="T2">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4.5cm" svg:y="6.872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5cm" svg:height="3cm" svg:x="9cm" svg:y="4.872cm">
          <text:p text:style-name="P1"><text:span text:style-name="T1">Aler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5cm" svg:height="3cm" svg:x="9cm" svg:y="8.372cm">
          <text:p text:style-name="P1"><text:span text:style-name="T1">Distance</text:span></text:p>
          <text:p text:style-name="P1"><text:span text:style-name="T1">Calc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5cm" svg:height="3cm" svg:x="17.5cm" svg:y="7.5cm">
          <text:p text:style-name="P1"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2.6cm" svg:x="9.4cm" svg:y="1.522cm">
          <text:p text:style-name="P2"><text:span text:style-name="T2">sc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22cm" svg:y="8cm">
          <text:p text:style-name="P3"><text:span text:style-name="T3">Rob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8.172cm" svg:x2="4.5cm" svg:y2="8.172cm">
          <text:p/>
        </draw:line>
        <draw:connector draw:style-name="gr7" draw:text-style-name="P4" draw:layer="layout" draw:line-skew="-4.999cm" svg:x1="2.25cm" svg:y1="6.872cm" svg:x2="15cm" svg:y2="6.5cm" draw:start-shape="id1" draw:start-glue-point="4" draw:end-shape="id2" draw:end-glue-point="0" svg:d="M2250 6872v-5872h12750v5500" svg:viewBox="0 0 12751 5873">
          <text:p/>
        </draw:connector>
        <draw:line draw:style-name="gr6" draw:text-style-name="P4" draw:layer="layout" svg:x1="3.5cm" svg:y1="8.172cm" svg:x2="4.5cm" svg:y2="8.172cm">
          <text:p/>
        </draw:line>
        <draw:connector draw:style-name="gr8" draw:text-style-name="P4" draw:layer="layout" svg:x1="7.5cm" svg:y1="8.372cm" svg:x2="9cm" svg:y2="6.372cm" draw:start-shape="id3" draw:start-glue-point="1" draw:end-shape="id4" draw:end-glue-point="3" svg:d="M7500 8372h750v-2000h750" svg:viewBox="0 0 1501 2001">
          <text:p/>
        </draw:connector>
        <draw:line draw:style-name="gr6" draw:text-style-name="P4" draw:layer="layout" svg:x1="10.7cm" svg:y1="4.872cm" svg:x2="10.7cm" svg:y2="4.122cm">
          <text:p/>
        </draw:line>
        <draw:connector draw:style-name="gr9" draw:text-style-name="P4" draw:layer="layout" svg:x1="12.5cm" svg:y1="9.872cm" svg:x2="13.5cm" svg:y2="8cm" draw:start-shape="id5" draw:start-glue-point="1" draw:end-shape="id2" draw:end-glue-point="3" svg:d="M12500 9872h500v-1872h500" svg:viewBox="0 0 1001 1873">
          <text:p/>
        </draw:connector>
        <draw:connector draw:style-name="gr10" draw:text-style-name="P4" draw:layer="layout" svg:x1="16cm" svg:y1="3.75cm" svg:x2="15cm" svg:y2="6.5cm" draw:start-shape="id6" draw:start-glue-point="6" draw:end-shape="id2" draw:end-glue-point="0" svg:d="M16000 3750h-1000v2750" svg:viewBox="0 0 1001 2751">
          <text:p/>
        </draw:connector>
        <draw:line draw:style-name="gr6" draw:text-style-name="P4" draw:layer="layout" svg:x1="21cm" svg:y1="9cm" svg:x2="22cm" svg:y2="9cm">
          <text:p/>
        </draw:line>
        <draw:connector draw:style-name="gr11" draw:text-style-name="P4" draw:layer="layout" svg:x1="12.5cm" svg:y1="13.372cm" svg:x2="19.25cm" svg:y2="10.5cm" draw:start-shape="id7" draw:start-glue-point="1" draw:end-shape="id8" draw:end-glue-point="2" svg:d="M12500 13372h6750v-2872" svg:viewBox="0 0 6751 2873">
          <text:p/>
        </draw:connector>
        <draw:custom-shape draw:style-name="gr3" draw:text-style-name="P1" xml:id="id7" draw:id="id7" draw:layer="layout" svg:width="3.5cm" svg:height="3cm" svg:x="9cm" svg:y="11.872cm">
          <text:p text:style-name="P1"><text:span text:style-name="T1">FSM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3cm" svg:height="1.628cm" svg:x="13.5cm" svg:y="10.372cm">
          <text:p text:style-name="P1"><text:span text:style-name="T1">Comm.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5cm" svg:y1="9cm" svg:x2="17.5cm" svg:y2="9cm">
          <text:p/>
        </draw:line>
        <draw:connector draw:style-name="gr13" draw:text-style-name="P4" draw:layer="layout" draw:type="line" svg:x1="15cm" svg:y1="9.5cm" svg:x2="15cm" svg:y2="10.372cm" draw:start-shape="id2" draw:start-glue-point="2" draw:end-shape="id9" draw:end-glue-point="0" svg:d="M15000 9500v872" svg:viewBox="0 0 1 873">
          <text:p/>
        </draw:connector>
        <draw:connector draw:style-name="gr8" draw:text-style-name="P4" draw:layer="layout" svg:x1="7.5cm" svg:y1="8.372cm" svg:x2="9cm" svg:y2="9.872cm" draw:start-shape="id3" draw:start-glue-point="1" draw:end-shape="id5" draw:end-glue-point="3" svg:d="M7500 8372h750v1500h750" svg:viewBox="0 0 1501 1501">
          <text:p/>
        </draw:connector>
        <draw:connector draw:style-name="gr8" draw:text-style-name="P4" draw:layer="layout" svg:x1="7.5cm" svg:y1="8.372cm" svg:x2="9cm" svg:y2="13.372cm" draw:start-shape="id3" draw:start-glue-point="1" draw:end-shape="id7" draw:end-glue-point="3" svg:d="M7500 8372h750v5000h750" svg:viewBox="0 0 1501 5001">
          <text:p/>
        </draw:connector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.5cm" svg:height="2.5cm" svg:x="5cm" svg:y="4cm">
          <text:p text:style-name="P2"><text:span text:style-name="T2">Web</text:span></text:p>
          <text:p text:style-name="P2"><text:span text:style-name="T2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8.5cm" svg:y="3.8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5cm" svg:y1="5.3cm" svg:x2="8.5cm" svg:y2="5.3cm">
          <text:p/>
        </draw:line>
        <draw:line draw:style-name="gr6" draw:text-style-name="P4" draw:layer="layout" svg:x1="7.5cm" svg:y1="5.3cm" svg:x2="8.5cm" svg:y2="5.3cm">
          <text:p/>
        </draw:line>
        <draw:custom-shape draw:style-name="gr2" draw:text-style-name="P2" draw:layer="layout" svg:width="2.5cm" svg:height="2.5cm" svg:x="12.5cm" svg:y="4cm">
          <text:p text:style-name="P2"><text:span text:style-name="T2">Intruder</text:span></text:p>
          <text:p text:style-name="P2"><text:span text:style-name="T2">T/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5cm" svg:y1="5.3cm" svg:x2="12.5cm" svg:y2="5.3cm">
          <text:p/>
        </draw:lin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6T09:28:57.650800194</meta:creation-date>
    <dc:date>2025-05-28T16:02:20.393190089</dc:date>
    <meta:editing-duration>PT40M33S</meta:editing-duration>
    <meta:editing-cycles>4</meta:editing-cycles>
    <meta:generator>LibreOffice/7.3.7.2$Linux_X86_64 LibreOffice_project/30$Build-2</meta:generator>
    <meta:document-statistic meta:object-count="55"/>
  </office:meta>
</office:document-meta>
</file>